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IE"/>
    </style:style>
    <style:style style:name="P3" style:parent-style-name="Normal" style:family="paragraph">
      <style:text-properties style:language-asian="en" style:country-asian="IE"/>
    </style:style>
    <style:style style:name="P4" style:parent-style-name="Normal" style:family="paragraph">
      <style:text-properties style:language-asian="en" style:country-asian="IE"/>
    </style:style>
    <style:style style:name="T5" style:parent-style-name="DefaultParagraphFont" style:family="text">
      <style:text-properties style:language-asian="en" style:country-asian="IE"/>
    </style:style>
    <style:style style:name="T6" style:parent-style-name="DefaultParagraphFont" style:family="text">
      <style:text-properties style:language-asian="en" style:country-asian="I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6.26806in" svg:height="3.5625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P3"/>
      <text:p text:style-name="P4"/>
      <text:p text:style-name="Normal"><text:span text:style-name="T5"><draw:frame draw:style-name="a1" draw:name="Picture 2" text:anchor-type="as-char" svg:x="0in" svg:y="0in" svg:width="7.26332in" svg:height="3.87066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/>
      <text:p text:style-name="Normal"><text:span text:style-name="T6"><draw:frame draw:style-name="a2" draw:name="Picture 3" text:anchor-type="as-char" svg:x="0in" svg:y="0in" svg:width="6.26806in" svg:height="3.34028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ida Abelkyte</meta:initial-creator>
    <dc:creator>Vaida Abelkyte</dc:creator>
    <meta:creation-date>2017-04-12T12:22:00Z</meta:creation-date>
    <dc:date>2017-04-12T12:28:00Z</dc:date>
    <meta:template xlink:href="Normal" xlink:type="simple"/>
    <meta:editing-cycles>2</meta:editing-cycles>
    <meta:editing-duration>PT360S</meta:editing-duration>
    <meta:document-statistic meta:page-count="1" meta:paragraph-count="1" meta:word-count="1" meta:character-count="12" meta:row-count="1" meta:non-whitespace-character-count="12"/>
  </office:meta>
</office:document-meta>
</file>